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Pictures/10000000000000200000002000309F1C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dash" draw:stroke-dash="Fine_20_Dashed_20__28_var_29_" draw:fill="solid" draw:fill-color="#808080" draw:textarea-horizontal-align="justify" draw:textarea-vertical-align="middle" draw:auto-grow-height="false" fo:min-height="0cm" fo:min-width="0cm" fo:wrap-option="no-wrap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svg:stroke-width="0.051cm" svg:stroke-color="#ff0000" draw:marker-start-width="0.276cm" draw:marker-end-width="0.276cm" draw:fill="solid" draw:fill-color="#00ffff" draw:textarea-horizontal-align="justify" draw:textarea-vertical-align="middle" draw:auto-grow-height="fals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font-size="8pt" style:font-size-asian="8pt" style:font-size-complex="8pt"/>
    </style:style>
    <style:style style:name="P4" style:family="paragraph"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Default">
        <draw:custom-shape draw:style-name="gr1" draw:text-style-name="P1" xml:id="id1" draw:id="id1" draw:layer="layout" svg:width="2.032cm" svg:height="0.762cm" svg:x="1.508cm" svg:y="5.612cm">
          <text:p text:style-name="P1">Start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" draw:text-style-name="P3" xml:id="id2" draw:id="id2" draw:layer="layout" svg:width="12.065cm" svg:height="2.54cm" svg:x="4.429cm" svg:y="5.358cm">
          <text:p text:style-name="P2"><text:span text:style-name="T1">BOWLING TEAM AVERAGE PROGRAM&lt;cr&gt;</text:span></text:p>
          <text:p text:style-name="P2"><text:span text:style-name="T1">============================&lt;cr&gt;</text:span></text:p>
          <text:p text:style-name="P2"><text:span text:style-name="T1">&lt;cr&gt;</text:span></text:p>
          <text:p text:style-name="P2"><text:span text:style-name="T1">This program will repeatedly request and store the score of&lt;cr&gt;</text:span></text:p>
          <text:p text:style-name="P2"><text:span text:style-name="T1">an individual bowler and accumulate and count each one until&lt;cr&gt;</text:span></text:p>
          <text:p text:style-name="P2"><text:span text:style-name="T1">the user enters a negative score. After that, the program will&lt;cr&gt;</text:span></text:p>
          <text:p text:style-name="P2"><text:span text:style-name="T1">calculate and display the rounded team average.&lt;cr&gt;</text:span></text:p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connector draw:style-name="gr2" draw:text-style-name="P1" draw:layer="layout" svg:x1="3.54cm" svg:y1="5.993cm" svg:x2="4.429cm" svg:y2="6.628cm" draw:start-shape="id1" draw:start-glue-point="7" draw:end-shape="id2" draw:end-glue-point="5" svg:d="m3540 5993h445v635h444">
          <text:p/>
        </draw:connector>
        <draw:custom-shape draw:style-name="gr1" draw:text-style-name="P4" xml:id="id3" draw:id="id3" draw:layer="layout" svg:width="7.112cm" svg:height="2.413cm" svg:x="13.573cm" svg:y="8.279cm">
          <text:p text:style-name="P1"><text:span text:style-name="T2">Set variables:</text:span></text:p>
          <text:p text:style-name="P1"><text:span text:style-name="T2">count, sum_scores, avg, score_ent</text:span></text:p>
          <text:p text:style-name="P1"><text:span text:style-name="T2">as integers eql to 0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svg:x1="16.494cm" svg:y1="6.628cm" svg:x2="17.129cm" svg:y2="8.279cm" draw:start-shape="id2" draw:start-glue-point="7" draw:end-shape="id3" draw:end-glue-point="4" svg:d="m16494 6628h635v1651">
          <text:p/>
        </draw:connector>
        <draw:custom-shape draw:style-name="gr1" draw:text-style-name="P4" xml:id="id4" draw:id="id4" draw:layer="layout" svg:width="8.382cm" svg:height="0.889cm" svg:x="1.508cm" svg:y="9.295cm">
          <text:p text:style-name="P1"><text:span text:style-name="T2">Player's score (negative number when done)?_</text:span></text:p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custom-shape draw:style-name="gr3" draw:text-style-name="P4" draw:layer="layout" svg:width="4.252cm" svg:height="0.635cm" svg:x="16.179cm" svg:y="5.191cm">
          <text:p text:style-name="P1"><text:span text:style-name="T2">&lt;cr&gt; is a carriage return</text:span></text:p>
          <draw:enhanced-geometry svg:viewBox="0 0 21600 21600" draw:mirror-horizontal="false" draw:type="line-callout-1" draw:modifiers="-10147.378321185 44015.0943396226 -1269.69198213026 18849.0566037736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3" draw:text-style-name="P4" draw:layer="layout" svg:width="2.999cm" svg:height="0.459cm" svg:x="10.32cm" svg:y="10.36cm">
          <text:p text:style-name="P1"><text:span text:style-name="T2">_ is a space</text:span></text:p>
          <draw:enhanced-geometry svg:viewBox="0 0 21600 21600" draw:mirror-horizontal="false" draw:type="line-callout-1" draw:modifiers="-8683.2 -14415.652173913 -1800 26060.8695652174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onnector draw:style-name="gr2" draw:text-style-name="P1" draw:layer="layout" svg:x1="13.573cm" svg:y1="9.486cm" svg:x2="9.89cm" svg:y2="9.739cm" draw:start-shape="id3" draw:start-glue-point="5" draw:end-shape="id4" svg:d="m13573 9486h-1841v253h-1842">
          <text:p/>
        </draw:connector>
        <draw:custom-shape draw:style-name="gr1" draw:text-style-name="P4" xml:id="id5" draw:id="id5" draw:layer="layout" svg:width="2.032cm" svg:height="0.889cm" svg:x="4.556cm" svg:y="11.073cm">
          <text:p text:style-name="P1"><text:span text:style-name="T2">score_ent</text:span></text:p>
          <draw:enhanced-geometry svg:viewBox="0 0 21600 21600" draw:glue-points="10800 2150 0 10800 10800 19890 21600 10800" draw:text-areas="0 4300 21600 21600" draw:type="flowchart-manual-input" draw:enhanced-path="M 0 4300 L 21600 0 21600 21600 0 21600 0 4300 Z N"/>
        </draw:custom-shape>
        <draw:connector draw:style-name="gr2" draw:text-style-name="P1" draw:layer="layout" svg:x1="5.699cm" svg:y1="10.184cm" svg:x2="5.572cm" svg:y2="11.161cm" draw:start-shape="id4" draw:start-glue-point="6" draw:end-shape="id5" draw:end-glue-point="4" svg:d="m5699 10184v444h-127v533">
          <text:p/>
        </draw:connector>
        <draw:custom-shape draw:style-name="gr1" draw:text-style-name="P1" xml:id="id7" draw:id="id7" draw:layer="layout" svg:width="3.429cm" svg:height="1.524cm" svg:x="3.794cm" svg:y="14.375cm">
          <text:p text:style-name="P1"><text:span text:style-name="T2">score_ent &gt;= 0 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" draw:text-style-name="P4" xml:id="id8" draw:id="id8" draw:layer="layout" svg:width="6.731cm" svg:height="1.016cm" svg:x="2.143cm" svg:y="16.534cm">
          <text:p text:style-name="P1"><text:span text:style-name="T2">count = count + 1</text:span></text:p>
          <text:p text:style-name="P1"><text:span text:style-name="T2">sum_scores = score_ent + sum_score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svg:x1="5.572cm" svg:y1="11.892cm" svg:x2="5.572cm" svg:y2="12.851cm" draw:start-shape="id5" draw:start-glue-point="6" draw:end-shape="id6" draw:end-glue-point="4" svg:d="m5572 11892v959">
          <text:p/>
        </draw:connector>
        <draw:connector draw:style-name="gr2" draw:text-style-name="P1" draw:layer="layout" svg:x1="5.509cm" svg:y1="15.899cm" svg:x2="5.509cm" svg:y2="16.534cm" draw:start-shape="id7" draw:start-glue-point="6" draw:end-shape="id8" draw:end-glue-point="4" svg:d="m5509 15899v635">
          <text:p/>
        </draw:connector>
        <draw:custom-shape draw:style-name="gr1" draw:text-style-name="P4" xml:id="id9" draw:id="id9" draw:layer="layout" svg:width="8.382cm" svg:height="0.889cm" svg:x="1.254cm" svg:y="18.566cm">
          <text:p text:style-name="P1"><text:span text:style-name="T2">Player's score (negative number when done)?_</text:span></text:p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custom-shape draw:style-name="gr1" draw:text-style-name="P4" xml:id="id10" draw:id="id10" draw:layer="layout" svg:width="2.032cm" svg:height="0.889cm" svg:x="4.429cm" svg:y="20.344cm">
          <text:p text:style-name="P1"><text:span text:style-name="T2">score_ent</text:span></text:p>
          <draw:enhanced-geometry svg:viewBox="0 0 21600 21600" draw:glue-points="10800 2150 0 10800 10800 19890 21600 10800" draw:text-areas="0 4300 21600 21600" draw:type="flowchart-manual-input" draw:enhanced-path="M 0 4300 L 21600 0 21600 21600 0 21600 0 4300 Z N"/>
        </draw:custom-shape>
        <draw:connector draw:style-name="gr2" draw:text-style-name="P1" draw:layer="layout" svg:x1="5.445cm" svg:y1="19.455cm" svg:x2="5.445cm" svg:y2="20.432cm" draw:start-shape="id9" draw:start-glue-point="6" draw:end-shape="id10" draw:end-glue-point="4" svg:d="m5445 19455v977">
          <text:p/>
        </draw:connector>
        <draw:connector draw:style-name="gr2" draw:text-style-name="P1" draw:layer="layout" svg:x1="5.509cm" svg:y1="17.55cm" svg:x2="5.445cm" svg:y2="18.566cm" draw:start-shape="id8" draw:start-glue-point="6" draw:end-shape="id9" draw:end-glue-point="4" svg:d="m5509 17550v508h-64v508">
          <text:p/>
        </draw:connector>
        <draw:connector draw:style-name="gr2" draw:text-style-name="P1" draw:layer="layout" draw:line-skew="-2.928cm" svg:x1="4.429cm" svg:y1="20.788cm" svg:x2="5.191cm" svg:y2="13.169cm" draw:start-shape="id10" draw:start-glue-point="5" draw:end-shape="id6" draw:end-glue-point="6" svg:d="m4429 20788h-3429v-7619h4191">
          <text:p/>
        </draw:connector>
        <draw:custom-shape draw:style-name="gr1" draw:text-style-name="P4" draw:layer="layout" svg:width="0.508cm" svg:height="0.635cm" svg:x="5.953cm" svg:y="15.772cm">
          <text:p text:style-name="P1"><text:span text:style-name="T2">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4" draw:layer="layout" svg:width="0.508cm" svg:height="0.635cm" svg:x="12.049cm" svg:y="16.153cm">
          <text:p text:style-name="P1"><text:span text:style-name="T2">F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12" draw:id="id12" draw:layer="layout" svg:width="6.604cm" svg:height="1.524cm" svg:x="13.573cm" svg:y="15.772cm">
          <text:p text:style-name="P1">Set avg eql to (sum_scores + 0.5) / count</text:p>
          <text:p text:style-name="P1">*be sure avg is still an int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svg:x1="5.572cm" svg:y1="13.486cm" svg:x2="5.509cm" svg:y2="14.375cm" draw:start-shape="id6" draw:start-glue-point="8" draw:end-shape="id7" draw:end-glue-point="4" svg:d="m5572 13486v445h-63v444">
          <text:p/>
        </draw:connector>
        <draw:custom-shape draw:style-name="gr4" draw:text-style-name="P1" xml:id="id6" draw:id="id6" draw:layer="layout" svg:width="0.762cm" svg:height="0.635cm" svg:x="5.191cm" svg:y="12.851cm">
          <text:p/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custom-shape draw:style-name="gr1" draw:text-style-name="P1" xml:id="id11" draw:id="id11" draw:layer="layout" svg:width="3.556cm" svg:height="1.905cm" svg:x="9.89cm" svg:y="14.121cm">
          <text:p text:style-name="P1">count not eql to 0 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2" draw:text-style-name="P1" draw:layer="layout" svg:x1="7.223cm" svg:y1="15.137cm" svg:x2="9.89cm" svg:y2="15.074cm" draw:start-shape="id7" draw:start-glue-point="7" draw:end-shape="id11" draw:end-glue-point="5" svg:d="m7223 15137h1334v-63h1333">
          <text:p/>
        </draw:connector>
        <draw:connector draw:style-name="gr2" draw:text-style-name="P1" draw:layer="layout" svg:x1="13.446cm" svg:y1="15.074cm" svg:x2="16.875cm" svg:y2="15.772cm" draw:start-shape="id11" draw:start-glue-point="7" draw:end-shape="id12" draw:end-glue-point="4" svg:d="m13446 15074h3429v698">
          <text:p/>
        </draw:connector>
        <draw:custom-shape draw:style-name="gr1" draw:text-style-name="P4" draw:layer="layout" svg:width="0.508cm" svg:height="0.635cm" svg:x="13.573cm" svg:y="14.248cm">
          <text:p text:style-name="P1"><text:span text:style-name="T2">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4" draw:layer="layout" svg:width="0.508cm" svg:height="0.635cm" svg:x="5.953cm" svg:y="15.773cm">
          <text:p text:style-name="P1"><text:span text:style-name="T2">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1" xml:id="id13" draw:id="id13" draw:layer="layout" svg:width="0.793cm" svg:height="0.762cm" svg:x="11.16cm" svg:y="18.82cm">
          <text:p/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connector draw:style-name="gr2" draw:text-style-name="P1" draw:layer="layout" svg:x1="16.875cm" svg:y1="17.296cm" svg:x2="11.953cm" svg:y2="19.201cm" draw:start-shape="id12" draw:start-glue-point="6" draw:end-shape="id13" draw:end-glue-point="10" svg:d="m16875 17296v1905h-4922">
          <text:p/>
        </draw:connector>
        <draw:connector draw:style-name="gr2" draw:text-style-name="P1" draw:layer="layout" svg:x1="11.668cm" svg:y1="16.026cm" svg:x2="11.557cm" svg:y2="18.82cm" draw:start-shape="id11" draw:start-glue-point="6" draw:end-shape="id13" draw:end-glue-point="4" svg:d="m11668 16026v1397h-111v1397">
          <text:p/>
        </draw:connector>
        <draw:custom-shape draw:style-name="gr1" draw:text-style-name="P4" draw:layer="layout" svg:width="0.508cm" svg:height="0.635cm" svg:x="7.096cm" svg:y="14.248cm">
          <text:p text:style-name="P1"><text:span text:style-name="T2">F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14" draw:id="id14" draw:layer="layout" svg:width="5.969cm" svg:height="0.635cm" svg:x="8.62cm" svg:y="20.725cm">
          <text:p text:style-name="P1">Team average: [avg]</text:p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connector draw:style-name="gr2" draw:text-style-name="P1" draw:layer="layout" svg:x1="11.557cm" svg:y1="19.582cm" svg:x2="11.605cm" svg:y2="20.725cm" draw:start-shape="id13" draw:start-glue-point="8" draw:end-shape="id14" draw:end-glue-point="4" svg:d="m11557 19582v572h48v571">
          <text:p/>
        </draw:connector>
        <draw:custom-shape draw:style-name="gr1" draw:text-style-name="P1" xml:id="id15" draw:id="id15" draw:layer="layout" svg:width="2.032cm" svg:height="0.762cm" svg:x="10.652cm" svg:y="22.503cm">
          <text:p text:style-name="P1">Start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2" draw:text-style-name="P1" draw:layer="layout" svg:x1="11.605cm" svg:y1="21.36cm" svg:x2="11.668cm" svg:y2="22.503cm" draw:start-shape="id14" draw:start-glue-point="6" draw:end-shape="id15" draw:end-glue-point="4" svg:d="m11605 21360v572h63v571">
          <text:p/>
        </draw:connector>
        <draw:custom-shape draw:style-name="gr5" draw:text-style-name="P1" draw:layer="layout" svg:width="8.509cm" svg:height="1.524cm" svg:x="6.207cm" svg:y="2.778cm">
          <text:p text:style-name="P1">Flowchart for Assignment 5 – Repetiton Analysis</text:p>
          <text:p text:style-name="P1">Designed by Justin Patera</text:p>
          <draw:enhanced-geometry svg:viewBox="0 0 21600 21600" draw:type="rectangle" draw:enhanced-path="M 0 0 L 21600 0 21600 21600 0 21600 0 0 Z N"/>
        </draw:custom-shape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Fine_20_Dashed_20__28_var_29_" draw:display-name="Fine Dashed (var)" draw:style="rect" draw:dots1="1" draw:dots1-length="197%" draw:distance="197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solid" draw:fill-color="#cfe7e5" draw:fill-gradient-name="Gradient_20_7" draw:fill-hatch-name="Hatching_20_1" draw:fill-image-name="Bitmape_20_1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style-name="Regular" style:font-family-generic="swiss" style:font-pitch="variable" fo:font-size="10pt" fo:font-style="normal" fo:text-shadow="none" style:text-underline-style="none" fo:font-weight="normal" style:letter-kerning="true" style:font-family-asian="'AR PL New Sung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10-06T11:54:49</meta:creation-date>
    <dc:date>2011-10-06T17:40:19</dc:date>
    <meta:editing-duration>PT49M59S</meta:editing-duration>
    <meta:editing-cycles>7</meta:editing-cycles>
    <meta:generator>LibreOffice/3.4$Unix LibreOffice_project/340m1$Build-302</meta:generator>
    <meta:document-statistic meta:object-count="39"/>
  </office:meta>
</office:document-meta>
</file>